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tyle="italic" style:font-style-asian="italic"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Spacing" style:family="paragraph">
      <style:text-properties fo:language="en" fo:country="US"/>
    </style:style>
    <style:style style:name="P10" style:parent-style-name="NoSpacing" style:family="paragraph">
      <style:text-properties fo:language="en" fo:country="US"/>
    </style:style>
    <style:style style:name="P11" style:parent-style-name="NoSpacing" style:family="paragraph">
      <style:text-properties fo:language="en" fo:country="US"/>
    </style:style>
    <style:style style:name="P12" style:parent-style-name="NoSpacing" style:family="paragraph">
      <style:text-properties fo:language="en" fo:country="US"/>
    </style:style>
    <style:style style:name="P13" style:parent-style-name="NoSpacing" style:family="paragraph">
      <style:paragraph-properties>
        <style:tab-stops>
          <style:tab-stop style:type="right" style:leader-style="dotted" style:leader-text="." style:position="5.793in"/>
        </style:tab-stops>
      </style:paragraph-properties>
    </style:style>
    <style:style style:name="T14" style:parent-style-name="DefaultParagraphFont" style:family="text">
      <style:text-properties fo:language="en" fo:country="US"/>
    </style:style>
    <style:style style:name="P15" style:parent-style-name="NoSpacing" style:family="paragraph">
      <style:paragraph-properties>
        <style:tab-stops>
          <style:tab-stop style:type="right" style:leader-style="dotted" style:leader-text="." style:position="5.793in"/>
        </style:tab-stops>
      </style:paragraph-properties>
      <style:text-properties fo:language="en" fo:country="US"/>
    </style:style>
    <style:style style:name="P16" style:parent-style-name="NoSpacing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17" style:parent-style-name="NoSpacing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font-style="italic" style:font-style-asian="italic" fo:language="en" fo:country="US"/>
    </style:style>
    <style:style style:name="P20" style:parent-style-name="NoSpacing" style:family="paragraph">
      <style:text-properties fo:language="en" fo:country="US"/>
    </style:style>
    <style:style style:name="P2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asian="sv" style:country-asian="SE"/>
    </style:style>
    <style:style style:name="P2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asian="sv" style:country-asian="SE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 style:language-asian="sv" style:country-asian="SE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fo:color="#000000" fo:font-size="13.5pt" style:font-size-asian="13.5pt" style:font-size-complex="13.5pt" style:language-asian="sv" style:country-asian="SE"/>
    </style:style>
    <style:style style:name="P25" style:parent-style-name="Normal" style:family="paragraph">
      <style:paragraph-properties fo:margin-top="0.0694in" fo:margin-bottom="0.0694in" fo:line-height="100%"/>
    </style:style>
    <style:style style:name="P26" style:parent-style-name="Normal" style:family="paragraph">
      <style:paragraph-properties fo:margin-top="0.0694in" fo:margin-bottom="0.0694in" fo:line-height="100%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3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6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3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0" style:parent-style-name="Normal" style:family="paragraph">
      <style:paragraph-properties fo:margin-top="0.0694in" fo:margin-bottom="0.0694in" fo:line-height="100%" fo:margin-left="1.5in">
        <style:tab-stops/>
      </style:paragraph-properties>
    </style:style>
    <style:style style:name="T4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4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3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4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</office:automatic-styles>
  <office:body>
    <office:text text:use-soft-page-breaks="true">
      <text:h text:style-name="P1" text:outline-level="2">Introduction <text:s/></text:h>
      <text:p text:style-name="NoSpacing"><text:span text:style-name="T2">The purpose of this document is to orient the<text:s/></text:span><text:span text:style-name="T3">developers about the main focus during the project<text:s/></text:span><text:span text:style-name="T4">in the Android application, -</text:span><text:span text:style-name="T5">sleep app</text:span><text:span text:style-name="T6">. This is done using a series of<text:s/></text:span><text:span text:style-name="T7">criteria</text:span><text:span text:style-name="T8"><text:s/>that are complemented with a short description.<text:s/></text:span></text:p>
      <text:p text:style-name="P9"/>
      <text:p text:style-name="P10">If the reader lacks basic familiarity with the application, please do read the following:</text:p>
      <text:list text:style-name="LFO2" text:continue-numbering="true">
        <text:list-item>
          <text:p text:style-name="P11">System design document<text:s/></text:p>
        </text:list-item>
        <text:list-item>
          <text:p text:style-name="P12">Requirements and Analysis Document<text:s/></text:p>
        </text:list-item>
        <text:list-item>
          <text:p text:style-name="P13"><text:span text:style-name="T14">Developer's Guide</text:span></text:p>
        </text:list-item>
        <text:list-item>
          <text:p text:style-name="P15">Manual<text:s/></text:p>
        </text:list-item>
      </text:list>
      <text:p text:style-name="P16"/>
      <text:p text:style-name="P17"><text:span text:style-name="T18">All of this documents are stored, maintained and periodically updated and can be retrieved trough a public repository.<text:s/></text:span><text:span text:style-name="T19">https://github.com/danwar/JohannesCO/tree/master/docs</text:span></text:p>
      <text:p text:style-name="P20"/>
      <text:p text:style-name="P21"/>
      <text:p text:style-name="P22"/>
      <text:p text:style-name="P23">Sprintlog 1 – Första lagret på Mona Lisa</text:p>
      <text:p text:style-name="P24"/>
      <text:list text:style-name="LFO1" text:continue-numbering="true">
        <text:list-item>
          <text:p text:style-name="P25">Skapa sömnuträkningsfunktionalitet</text:p>
        </text:list-item>
        <text:list-item>
          <text:p text:style-name="P26">Skapa databas för att lagra sömntider</text:p>
        </text:list-item>
        <text:list-item>
          <text:p text:style-name="P27"><text:span text:style-name="T28">Skapa alarmfuntionalitet utifrån tiderna användaren vaknar</text:span></text:p>
        </text:list-item>
        <text:list-item>
          <text:p text:style-name="P29"><text:span text:style-name="T30">Kunna<text:s/></text:span><text:span text:style-name="T31">välja bland olika sömnstilar med en drop-down lista i sleep schema och sleep information</text:span></text:p>
        </text:list-item>
        <text:list-item>
          <text:p text:style-name="P32"><text:span text:style-name="T33">Få information kring sömn och olika sömnmönster</text:span></text:p>
          <text:list text:continue-numbering="true">
            <text:list-item>
              <text:p text:style-name="P34"><text:span text:style-name="T35">få information kring sömn</text:span></text:p>
              <text:list text:continue-numbering="true">
                <text:list-item>
                  <text:p text:style-name="P36"><text:span text:style-name="T37">Information, text, bilder etc presenteras till användaren</text:span></text:p>
                </text:list-item>
                <text:list-item>
                  <text:p text:style-name="P38"><text:span text:style-name="T39">Det går att gå ur denna modul</text:span></text:p>
                </text:list-item>
              </text:list>
            </text:list-item>
            <text:list-item>
              <text:p text:style-name="P40"><text:span text:style-name="T41">få in</text:span><text:span text:style-name="T42">formation kring olika sömnmönster</text:span></text:p>
              <text:list text:continue-numbering="true">
                <text:list-item>
                  <text:p text:style-name="P43"><text:span text:style-name="T44">Information, text, bilder etc presenteras till användaren</text:span></text:p>
                </text:list-item>
                <text:list-item>
                  <text:p text:style-name="P45"><text:span text:style-name="T46">Det går att gå ur denna modul</text:span></text:p>
                </text:list-item>
              </text:list>
            </text:list-item>
          </text:list>
        </text:list-item>
        <text:list-item>
          <text:p text:style-name="P47"><text:span text:style-name="T48">Skapa activity för inställningar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style:vertical-align="auto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style:vertical-align="auto" fo:margin-top="0.0833in" fo:margin-bottom="0in"/>
      <style:text-properties style:font-name="Calibri" fo:font-weight="bold" style:font-weight-asian="bold" fo:text-transform="uppercase" fo:hyphenate="false"/>
    </style:style>
    <style:style style:name="NoSpacing" style:display-name="No Spacing" style:family="paragraph">
      <style:paragraph-properties style:vertical-align="auto"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Times New Roman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Times New Roman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Times New Roman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26T07:12:00Z</meta:creation-date>
    <dc:date>2012-05-10T14:51:00Z</dc:date>
    <meta:template xlink:href="Normal" xlink:type="simple"/>
    <meta:editing-cycles>4</meta:editing-cycles>
    <meta:editing-duration>PT2460S</meta:editing-duration>
    <meta:document-statistic meta:page-count="1" meta:paragraph-count="2" meta:word-count="188" meta:character-count="1185" meta:row-count="8" meta:non-whitespace-character-count="999"/>
  </office:meta>
</office:document-meta>
</file>